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ibernateObjectRetrievalFailureException.HibernateObjectRetrievalFailureException( WrongClass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ObjectRetrievalFailureException.getIdentifier( HibernateException hib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ibernateObjectRetrievalFailureException.HibernateObjectRetrievalFailureException( UnresolvableObject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